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3752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3752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Machine Learning</text:span></text:p>
      <text:list xml:id="list3735656426" text:style-name="WWNum1">
        <text:list-item>
          <text:p text:style-name="P1"><text:span text:style-name="T2">What are the two main types of machine learning?<text:line-break/><text:line-break/><text:line-break/></text:span></text:p>
        </text:list-item>
        <text:list-item>
          <text:p text:style-name="P1"><text:span text:style-name="T2"><text:s/>What differentiates a </text:span><text:span text:style-name="T4">Regression</text:span><text:span text:style-name="T2"> and </text:span><text:span text:style-name="T4">Classification</text:span><text:span text:style-name="T2"> problem?<text:line-break/><text:line-break/><text:line-break/><text:line-break/></text:span></text:p>
        </text:list-item>
        <text:list-item>
          <text:p text:style-name="P1"><text:span text:style-name="T2">What is a good baseline model for regression?</text:span></text:p>
        </text:list-item>
      </text:list>
      <text:p text:style-name="P3"><text:span text:style-name="T2"><text:line-break/><text:line-break/><text:line-break/></text:span></text:p>
      <text:list xml:id="list50209100875635" text:continue-numbering="true" text:style-name="WWNum1">
        <text:list-item>
          <text:p text:style-name="P1"><text:span text:style-name="T2">What relationship is assumed between the INPUT and OUTPUT in a linear regression model?<text:line-break/></text:span></text:p>
        </text:list-item>
      </text:list>
      <text:p text:style-name="Subtitle"><text:bookmark text:name="_18kyqjnk3e1y"/><text:line-break/></text:p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Machine Learning</text:span></text:p>
      <text:list xml:id="list1058557012" text:style-name="WWNum2">
        <text:list-item>
          <text:p text:style-name="P2"><text:span text:style-name="T2">What are the two main types of machine learning?<text:line-break/><text:line-break/><text:line-break/><text:line-break/></text:span></text:p>
        </text:list-item>
        <text:list-item>
          <text:p text:style-name="P2"><text:span text:style-name="T2"><text:s/>What differentiates a </text:span><text:span text:style-name="T4">Regression</text:span><text:span text:style-name="T2"> and </text:span><text:span text:style-name="T4">Classification</text:span><text:span text:style-name="T2"> problem?<text:line-break/><text:line-break/><text:line-break/><text:line-break/></text:span></text:p>
        </text:list-item>
        <text:list-item>
          <text:p text:style-name="P2"><text:span text:style-name="T2">What is a good baseline model for regression?<text:line-break/><text:line-break/><text:line-break/><text:line-break/></text:span></text:p>
        </text:list-item>
        <text:list-item>
          <text:p text:style-name="P2"><text:span text:style-name="T2">What relationship is assumed between the INPUT and OUTPUT in a linear regression model?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96" meta:character-count="669" meta:non-whitespace-character-count="556"/>
    <meta:generator>LibreOfficeDev/6.0.5.2$Linux_X86_64 LibreOffice_project/</meta:generator>
  </office:meta>
</office:document-meta>
</file>